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getXercesFeatur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Enumeration.ArrayEnumeration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ants.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ants.getSAX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s.main( String [ ] arg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rray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ants.getXerces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ants.print( String header , String prefix , Object [ ] arra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tants.getSAXFeatur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